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TestElement.clearTemporary( JMeterProperty proper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TestElement.getPropertyAsBoolean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stElement.clon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TestElement.setTemporary( JMeterProperty propert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TestElement.getPropertyAsInt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stElement.recoverRunningVers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TestElement.setProperty( String name , boolean value , boolean df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TestElement.getProperty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TestElement.setRunningVersion( boolean runningVer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TestElement.getPropertyAsInt( String key , int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TestElement.equals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TestElement.getPropertyAsLong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stElement.can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stElement.traverseProperty( TestElementTraverser traverser , JMeterProperty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TestElement.setProperty( String name , String value , String df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TestElement.isRunning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stElement.setProperty( String name , int value , int df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TestElement.setProperty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stElemen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stElement.setThreadContext( JMeterContext inthread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TestElement.traverse( TestElementTraverser travers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TestElement.logProperti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TestElement.getPropertyAsString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stElement.setProperty( JMeterProperty propert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TestElement.traverseCollection( CollectionProperty col , TestElementTraverser travers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TestElement.getPropertyAsString( String key , String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TestElement.getThrea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stElement.setComment( String com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stElement.traverseMap( MapProperty map , TestElementTraverser travers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TestElemen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stElement.mergeIn( Test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TestElement.getPropertyAsDoubl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stElement.addProperty( JMeterProperty propert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TestElement.getPropertyAsFloat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stElement.isTemporary( JMeterProperty proper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TestElement.property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stElement.emptyTempora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TestElement.setThreadName( String inthread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TestElemen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stElement.getThread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TestElement.isEnabl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stElement.getPropertyAsBoolean( String key , boolean defaultV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TestElement.removePropert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stElemen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stElement.get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stElement.setProperty( String 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stElement.addTestElement( Test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stElement.Abstract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stElement.setProperty( String name ,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